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itSetter.addMargins( Area area , CommonBorderPaddingBackground bpProps , CommonMarginBlock marginProps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itSetter.addBreaks( Area area , int breakBefore , int break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aitSetter.getEffectiveSpace( double adjust , MinOptMax 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itSetter.addMargins( Area area , CommonBorderPaddingBackground bpProps , int startIndent , int endIndent , PercentBas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raitSetter.addTextDecoration( Area area , CommonTextDecoration dec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itSetter.addSpaceBeforeAfter( Area area , double adjust , MinOptMax spaceBefore , MinOptMax spaceAf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itSetter.addPadding( Area area , CommonBorderPaddingBackground bordProps , boolean discardBefore , boolean discardAfter , boolean discardStart , boolean discardEnd , PercentBas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TraitSetter.addFontTraits( Area area , Font f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itSetter.addBorders( Area area , CommonBorderPaddingBackground bordProps , boolean discardBefore , boolean discardAfter , boolean discardStart , boolean discardEnd , PercentBaseContex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itSetter.getBorderProps( CommonBorderPaddingBackground bordProps , int si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itSetter.setProducerID( Area area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itSetter.addBorderTrait( Area area , CommonBorderPaddingBackground bpProps , boolean bDiscard , int iSide , int mode , Object oTra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aitSetter.setBorderPaddingTraits( Area area , CommonBorderPaddingBackground bpProps , boolean bNotFirst , boolean bNotLast , PercentBas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raitSetter.addCollapsingBorders( Area area , BorderInfo borderBefore , BorderInfo borderAfter , BorderInfo borderStart , BorderInfo borderEnd , boolean [ ] ou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raitSetter.addBackground( Area area , CommonBorderPaddingBackground backProps , PercentBaseContext context , int ipdShift , int bpdShift , int referenceIPD , int referenceBP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raitSetter.addPadding( Area area , CommonBorderPaddingBackground bordProps ,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itSetter.addBorders( Area area , CommonBorderPaddingBackground bordProps , PercentBas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aitSetter.getCollapsingBorderProps( BorderInfo borderInfo , boolean ou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aitSetter.addBackground( Area area , CommonBorderPaddingBackground backProps , PercentBaseContex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